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244cm" fo:min-width="14.74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3.71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0.7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6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97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44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24cm" svg:height="15.494cm" svg:x="4.06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13cm" svg:height="1.524cm" svg:x="7.012cm" svg:y="9.2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13cm" svg:height="1.524cm" svg:x="7.012cm" svg:y="5.84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334cm" svg:y1="1.524cm" svg:x2="5.334cm" svg:y2="14.986cm">
          <text:p/>
        </draw:line>
        <draw:frame draw:style-name="gr4" draw:text-style-name="P4" draw:layer="layout" svg:width="1.205cm" svg:height="3.095cm" svg:x="8.503cm" svg:y="2.286cm">
          <draw:text-box>
            <text:p text:style-name="P2">10</text:p>
            <text:p text:style-name="P2">9</text:p>
            <text:p text:style-name="P2">8</text:p>
            <text:p text:style-name="P2">7</text:p>
          </draw:text-box>
        </draw:frame>
        <draw:frame draw:style-name="gr5" draw:text-style-name="P5" draw:layer="layout" svg:width="3.423cm" svg:height="0.962cm" svg:x="7.394cm" svg:y="6.096cm">
          <draw:text-box>
            <text:p>onPause()</text:p>
          </draw:text-box>
        </draw:frame>
        <draw:frame draw:style-name="gr6" draw:text-style-name="P6" draw:layer="layout" svg:width="6.132cm" svg:height="1.361cm" svg:x="12.299cm" svg:y="5.87cm">
          <draw:text-box>
            <text:p><text:span text:style-name="T1">Installs an alarm expiring </text:span></text:p>
            <text:p><text:span text:style-name="T1">in 7 seconds</text:span></text:p>
          </draw:text-box>
        </draw:frame>
        <draw:frame draw:style-name="gr7" draw:text-style-name="P5" draw:layer="layout" svg:width="3.986cm" svg:height="0.962cm" svg:x="7.112cm" svg:y="9.496cm">
          <draw:text-box>
            <text:p>onResume()</text:p>
          </draw:text-box>
        </draw:frame>
        <draw:frame draw:style-name="gr8" draw:text-style-name="P6" draw:layer="layout" svg:width="4.803cm" svg:height="0.806cm" svg:x="12.469cm" svg:y="9.652cm">
          <draw:text-box>
            <text:p><text:span text:style-name="T1">Removes the alarm</text:span></text:p>
          </draw:text-box>
        </draw:frame>
        <draw:frame draw:style-name="gr9" draw:text-style-name="P4" draw:layer="layout" svg:width="0.853cm" svg:height="2.384cm" svg:x="8.679cm" svg:y="10.787cm">
          <draw:text-box>
            <text:p text:style-name="P2">3</text:p>
            <text:p text:style-name="P2">2</text:p>
            <text:p text:style-name="P2">1</text:p>
          </draw:text-box>
        </draw:frame>
        <draw:line draw:style-name="gr3" draw:text-style-name="P3" draw:layer="layout" svg:x1="12.399cm" svg:y1="6.604cm" svg:x2="11.33cm" svg:y2="6.604cm">
          <text:p/>
        </draw:line>
        <draw:line draw:style-name="gr3" draw:text-style-name="P3" draw:layer="layout" svg:x1="12.4cm" svg:y1="10.104cm" svg:x2="11.331cm" svg:y2="10.104cm">
          <text:p/>
        </draw:line>
        <draw:frame draw:style-name="gr10" draw:text-style-name="P7" draw:layer="layout" svg:width="4.697cm" svg:height="1.361cm" svg:x="6.77cm" svg:y="13.352cm">
          <draw:text-box>
            <text:p text:style-name="P2"><text:span text:style-name="T1">The user is notified</text:span></text:p>
            <text:p text:style-name="P2"><text:span text:style-name="T1">Within the app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5.24cm" svg:height="15.494cm" svg:x="4.06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13cm" svg:height="1.524cm" svg:x="7.012cm" svg:y="5.84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334cm" svg:y1="1.524cm" svg:x2="5.334cm" svg:y2="14.986cm">
          <text:p/>
        </draw:line>
        <draw:frame draw:style-name="gr4" draw:text-style-name="P4" draw:layer="layout" svg:width="1.205cm" svg:height="3.095cm" svg:x="8.503cm" svg:y="2.286cm">
          <draw:text-box>
            <text:p text:style-name="P2">10</text:p>
            <text:p text:style-name="P2">9</text:p>
            <text:p text:style-name="P2">8</text:p>
            <text:p text:style-name="P2">7</text:p>
          </draw:text-box>
        </draw:frame>
        <draw:frame draw:style-name="gr5" draw:text-style-name="P5" draw:layer="layout" svg:width="3.423cm" svg:height="0.962cm" svg:x="7.394cm" svg:y="6.096cm">
          <draw:text-box>
            <text:p>onPause()</text:p>
          </draw:text-box>
        </draw:frame>
        <draw:frame draw:style-name="gr6" draw:text-style-name="P6" draw:layer="layout" svg:width="6.132cm" svg:height="1.361cm" svg:x="12.299cm" svg:y="5.87cm">
          <draw:text-box>
            <text:p><text:span text:style-name="T1">Installs an alarm expiring </text:span></text:p>
            <text:p><text:span text:style-name="T1">in 7 seconds</text:span></text:p>
          </draw:text-box>
        </draw:frame>
        <draw:frame draw:style-name="gr12" draw:text-style-name="P4" draw:layer="layout" svg:width="0.502cm" svg:height="2.384cm" svg:x="8.679cm" svg:y="10.787cm">
          <draw:text-box>
            <text:p text:style-name="P2"/>
            <text:p text:style-name="P2"/>
            <text:p text:style-name="P2"/>
          </draw:text-box>
        </draw:frame>
        <draw:line draw:style-name="gr3" draw:text-style-name="P3" draw:layer="layout" svg:x1="12.399cm" svg:y1="6.604cm" svg:x2="11.33cm" svg:y2="6.604cm">
          <text:p/>
        </draw:line>
        <draw:frame draw:style-name="gr13" draw:text-style-name="P6" draw:layer="layout" svg:width="6.945cm" svg:height="1.916cm" svg:x="6.77cm" svg:y="13.352cm">
          <draw:text-box>
            <text:p><text:span text:style-name="T1">The alarm is triggered an the</text:span></text:p>
            <text:p><text:span text:style-name="T1">User is notified with a system</text:span></text:p>
            <text:p><text:span text:style-name="T1">notification</text:span></text:p>
          </draw:text-box>
        </draw:frame>
        <draw:line draw:style-name="gr3" draw:text-style-name="P3" draw:layer="layout" svg:x1="9.144cm" svg:y1="7.874cm" svg:x2="9.144cm" svg:y2="13.352cm">
          <text:p/>
        </draw:lin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16:18:04.827683551</meta:creation-date>
    <dc:date>2016-06-19T16:31:21.556249595</dc:date>
    <meta:editing-duration>PT27S</meta:editing-duration>
    <meta:editing-cycles>2</meta:editing-cycles>
    <meta:generator>LibreOffice/5.1.3.2$Linux_X86_64 LibreOffice_project/10m0$Build-2</meta:generator>
    <meta:document-statistic meta:object-count="48"/>
  </office:meta>
</office:document-meta>
</file>